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tory</text:p>
      <text:p text:style-name="Standard">Seit vielen vielen Jahren gibt<text:s/>es<text:s/>schon die Legend von der goldene Wolke. Niemand weiß genau,<text:s/>wann und wieso sie entstanden ist, oder welche Geheimnisse die goldene Wolke verbiergt, aber eines wird in allen Versionen der Legende klar – sie ist sehr mächtig und verspricht unfassbare Kräfte.</text:p>
      <text:p text:style-name="Standard">Unter den Acagamics Männchen gib es eine Gruppe alter weiser<text:s/>Gelehrter, die an den Wahrheitsgehalt dieser Legende glauben und<text:s/>die es sich zur Aufgabe gemacht haben, die Wolke zu finden und zu studieren.</text:p>
      <text:p text:style-name="Standard">Für das gewagte Unternehmen, die Wolke zu finden, suchen sie nun eine Gruppe aus möglichst verschiedenen Gefährten.</text:p>
      <text:p text:style-name="Standard">Um für alle Gefahren gewappnet zu sein, soll sich die Gruppe aus dem schnellsten Delfin, dem stärksten Pinguin<text:s/>und der geschicktesten Hummel zusammensetzen.</text:p>
      <text:p text:style-name="Standard">Um wirklich die richtigen Kandidaten zu finden, veranstalten die Ältesten ein Turnier, um<text:s/>auch wirklich nur<text:s/>die Besten der Besten in dieses Abenteuer<text:s/>zu schicken.</text:p>
      <text:p text:style-name="Standard">Bei diesem Turnier müssen sich die Kandidaten<text:s/>in der Königsdisziplin beweisen, denn so können sie <text:s/>ihre Fähigkeiten ideal zur Schau stellen…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Lucida Sans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Ich</meta:initial-creator>
    <dc:creator>Glasschwan</dc:creator>
    <meta:creation-date>2016-04-27T10:40:00Z</meta:creation-date>
    <dc:date>2016-04-27T16:52:00Z</dc:date>
    <meta:template xlink:href="Normal" xlink:type="simple"/>
    <meta:editing-cycles>7</meta:editing-cycles>
    <meta:editing-duration>PT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47" meta:character-count="1075" meta:row-count="7" meta:non-whitespace-character-count="930"/>
  </office:meta>
</office:document-meta>
</file>